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AccessLanguageException.BeanAccessLanguag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ccessLanguageException.BeanAccessLanguag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